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3.399cm"/>
    </style:style>
    <style:style style:name="Tabelle1.B" style:family="table-column">
      <style:table-column-properties style:column-width="3.11cm"/>
    </style:style>
    <style:style style:name="Tabelle1.C" style:family="table-column">
      <style:table-column-properties style:column-width="3.69cm"/>
    </style:style>
    <style:style style:name="Tabelle1.D" style:family="table-column">
      <style:table-column-properties style:column-width="3.401cm"/>
    </style:style>
    <style:style style:name="Tabelle1.E" style:family="table-column">
      <style:table-column-properties style:column-width="3.41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1.E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167127" officeooo:paragraph-rsid="00167127"/>
    </style:style>
    <style:style style:name="P2" style:family="paragraph" style:parent-style-name="Standard">
      <style:paragraph-properties fo:text-align="end" style:justify-single-word="false"/>
      <style:text-properties officeooo:rsid="0016d519" officeooo:paragraph-rsid="0016d519"/>
    </style:style>
    <style:style style:name="P3" style:family="paragraph" style:parent-style-name="Standard">
      <style:paragraph-properties fo:text-align="start" style:justify-single-word="false"/>
      <style:text-properties officeooo:rsid="0017f452" officeooo:paragraph-rsid="0017f452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d27f2" officeooo:paragraph-rsid="001d27f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f4ef8" officeooo:paragraph-rsid="001f4ef8"/>
    </style:style>
    <style:style style:name="P6" style:family="paragraph" style:parent-style-name="Standard">
      <style:paragraph-properties fo:text-align="start" style:justify-single-word="false"/>
      <style:text-properties officeooo:rsid="001f4ef8" officeooo:paragraph-rsid="00203743"/>
    </style:style>
    <style:style style:name="P7" style:family="paragraph" style:parent-style-name="Standard">
      <style:paragraph-properties fo:text-align="start" style:justify-single-word="false"/>
      <style:text-properties officeooo:rsid="00203743" officeooo:paragraph-rsid="00203743"/>
    </style:style>
    <style:style style:name="P8" style:family="paragraph" style:parent-style-name="Standard">
      <style:paragraph-properties fo:text-align="center" style:justify-single-word="false"/>
      <style:text-properties officeooo:rsid="0021cc0b" officeooo:paragraph-rsid="0021cc0b"/>
    </style:style>
    <style:style style:name="P9" style:family="paragraph" style:parent-style-name="Standard">
      <style:paragraph-properties fo:text-align="start" style:justify-single-word="false"/>
      <style:text-properties officeooo:rsid="0021cc0b" officeooo:paragraph-rsid="0021cc0b"/>
    </style:style>
    <style:style style:name="P10" style:family="paragraph" style:parent-style-name="Standard">
      <style:paragraph-properties fo:text-align="start" style:justify-single-word="false"/>
      <style:text-properties officeooo:paragraph-rsid="00240cf7"/>
    </style:style>
    <style:style style:name="P11" style:family="paragraph" style:parent-style-name="Standard">
      <style:paragraph-properties fo:text-align="start" style:justify-single-word="false"/>
      <style:text-properties officeooo:rsid="0022fdfb" officeooo:paragraph-rsid="0022fdfb"/>
    </style:style>
    <style:style style:name="P12" style:family="paragraph" style:parent-style-name="Standard">
      <style:paragraph-properties fo:text-align="start" style:justify-single-word="false"/>
      <style:text-properties officeooo:rsid="0022fdfb" officeooo:paragraph-rsid="00240cf7"/>
    </style:style>
    <style:style style:name="P13" style:family="paragraph" style:parent-style-name="Standard">
      <style:paragraph-properties fo:text-align="center" style:justify-single-word="false"/>
      <style:text-properties officeooo:rsid="0026ca02" officeooo:paragraph-rsid="0026ca02"/>
    </style:style>
    <style:style style:name="P14" style:family="paragraph" style:parent-style-name="Standard">
      <style:paragraph-properties fo:text-align="start" style:justify-single-word="false"/>
      <style:text-properties officeooo:rsid="0026d309" officeooo:paragraph-rsid="0026d309"/>
    </style:style>
    <style:style style:name="P15" style:family="paragraph" style:parent-style-name="Standard">
      <style:paragraph-properties fo:text-align="start" style:justify-single-word="false"/>
      <style:text-properties officeooo:rsid="0027b1ee" officeooo:paragraph-rsid="0027b1ee"/>
    </style:style>
    <style:style style:name="P16" style:family="paragraph" style:parent-style-name="Standard">
      <style:paragraph-properties fo:text-align="center" style:justify-single-word="false"/>
      <style:text-properties officeooo:rsid="0028c9b4" officeooo:paragraph-rsid="0028c9b4"/>
    </style:style>
    <style:style style:name="P17" style:family="paragraph" style:parent-style-name="Standard">
      <style:paragraph-properties fo:text-align="start" style:justify-single-word="false"/>
      <style:text-properties officeooo:rsid="0028c9b4" officeooo:paragraph-rsid="0028c9b4"/>
    </style:style>
    <style:style style:name="P18" style:family="paragraph" style:parent-style-name="Standard">
      <style:paragraph-properties fo:text-align="end" style:justify-single-word="false"/>
      <style:text-properties fo:font-style="italic" officeooo:rsid="002a6812" officeooo:paragraph-rsid="002a6812" style:font-style-asian="italic" style:font-style-complex="italic"/>
    </style:style>
    <style:style style:name="P19" style:family="paragraph" style:parent-style-name="Standard">
      <style:paragraph-properties fo:text-align="end" style:justify-single-word="false"/>
      <style:text-properties fo:font-style="italic" officeooo:rsid="002a6812" officeooo:paragraph-rsid="002e2a60" style:font-style-asian="italic" style:font-style-complex="italic"/>
    </style:style>
    <style:style style:name="P20" style:family="paragraph" style:parent-style-name="Standard">
      <style:paragraph-properties fo:text-align="start" style:justify-single-word="false"/>
      <style:text-properties officeooo:rsid="002ce389" officeooo:paragraph-rsid="002ce389"/>
    </style:style>
    <style:style style:name="P21" style:family="paragraph" style:parent-style-name="Standard">
      <style:paragraph-properties fo:text-align="center" style:justify-single-word="false"/>
      <style:text-properties officeooo:rsid="002ce389" officeooo:paragraph-rsid="002ce389"/>
    </style:style>
    <style:style style:name="P22" style:family="paragraph" style:parent-style-name="Standard">
      <style:paragraph-properties fo:text-align="start" style:justify-single-word="false"/>
      <style:text-properties officeooo:rsid="002f8971" officeooo:paragraph-rsid="002f8971"/>
    </style:style>
    <style:style style:name="P23" style:family="paragraph" style:parent-style-name="Table_20_Contents">
      <style:paragraph-properties fo:text-align="center" style:justify-single-word="false"/>
      <style:text-properties officeooo:rsid="0019218a" officeooo:paragraph-rsid="0019218a"/>
    </style:style>
    <style:style style:name="P24" style:family="paragraph" style:parent-style-name="Table_20_Contents">
      <style:paragraph-properties fo:text-align="end" style:justify-single-word="false"/>
      <style:text-properties officeooo:rsid="0019218a" officeooo:paragraph-rsid="0019218a"/>
    </style:style>
    <style:style style:name="P25" style:family="paragraph" style:parent-style-name="Table_20_Contents">
      <style:paragraph-properties fo:text-align="center" style:justify-single-word="false"/>
      <style:text-properties officeooo:rsid="0021cc0b" officeooo:paragraph-rsid="0021cc0b"/>
    </style:style>
    <style:style style:name="P26" style:family="paragraph" style:parent-style-name="Standard">
      <style:paragraph-properties fo:text-align="center" style:justify-single-word="false"/>
      <style:text-properties officeooo:rsid="0017f452" officeooo:paragraph-rsid="00167127"/>
    </style:style>
    <style:style style:name="P27" style:family="paragraph" style:parent-style-name="Standard">
      <style:paragraph-properties fo:text-align="start" style:justify-single-word="false"/>
      <style:text-properties officeooo:rsid="0021cc0b" officeooo:paragraph-rsid="0021cc0b"/>
    </style:style>
    <style:style style:name="T1" style:family="text">
      <style:text-properties officeooo:rsid="001bac76"/>
    </style:style>
    <style:style style:name="T2" style:family="text">
      <style:text-properties officeooo:rsid="0021cc0b"/>
    </style:style>
    <style:style style:name="T3" style:family="text">
      <style:text-properties officeooo:rsid="00223948"/>
    </style:style>
    <style:style style:name="T4" style:family="text">
      <style:text-properties officeooo:rsid="0022fdfb"/>
    </style:style>
    <style:style style:name="T5" style:family="text">
      <style:text-properties officeooo:rsid="00240cf7"/>
    </style:style>
    <style:style style:name="T6" style:family="text">
      <style:text-properties officeooo:rsid="00331e09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äuser</text:p>
      <text:p text:style-name="P1">________________________________________________________________________________</text:p>
      <text:p text:style-name="P26"/>
      <text:p text:style-name="P4">Fixkostendegression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23">Menge in Stück</text:p>
          </table:table-cell>
          <table:table-cell table:style-name="Tabelle1.A1" office:value-type="string">
            <text:p text:style-name="P23">Fixe Kosten in €</text:p>
          </table:table-cell>
          <table:table-cell table:style-name="Tabelle1.A1" office:value-type="string">
            <text:p text:style-name="P23">Variable Kosten <text:span text:style-name="T1">pro Stück</text:span> in €</text:p>
          </table:table-cell>
          <table:table-cell table:style-name="Tabelle1.A1" office:value-type="string">
            <text:p text:style-name="P23">Gesamtkosten in €</text:p>
          </table:table-cell>
          <table:table-cell table:style-name="Tabelle1.E1" office:value-type="string">
            <text:p text:style-name="P23">Stückkosten in €</text:p>
          </table:table-cell>
        </table:table-row>
        <table:table-row>
          <table:table-cell table:style-name="Tabelle1.A2" office:value-type="string">
            <text:p text:style-name="P24">50</text:p>
          </table:table-cell>
          <table:table-cell table:style-name="Tabelle1.A2" office:value-type="string">
            <text:p text:style-name="P24">36000</text:p>
          </table:table-cell>
          <table:table-cell table:style-name="Tabelle1.A2" office:value-type="string">
            <text:p text:style-name="P24">175</text:p>
          </table:table-cell>
          <table:table-cell table:style-name="Tabelle1.D2" table:formula="ooow:&lt;B2&gt;+&lt;A2&gt;*&lt;C2&gt;" office:value-type="float" office:value="44750">
            <text:p text:style-name="P24">44750</text:p>
          </table:table-cell>
          <table:table-cell table:style-name="Tabelle1.E2" table:formula="ooow:&lt;D2&gt;/&lt;A2&gt;" office:value-type="float" office:value="895">
            <text:p text:style-name="P24">895</text:p>
          </table:table-cell>
        </table:table-row>
        <table:table-row>
          <table:table-cell table:style-name="Tabelle1.A2" office:value-type="string">
            <text:p text:style-name="P24">100</text:p>
          </table:table-cell>
          <table:table-cell table:style-name="Tabelle1.D2" table:formula="ooow:&lt;B2&gt;" office:value-type="float" office:value="36000">
            <text:p text:style-name="P24">36000</text:p>
          </table:table-cell>
          <table:table-cell table:style-name="Tabelle1.D2" table:formula="ooow:&lt;C2&gt;" office:value-type="float" office:value="175">
            <text:p text:style-name="P24">175</text:p>
          </table:table-cell>
          <table:table-cell table:style-name="Tabelle1.D2" table:formula="ooow:&lt;B3&gt;+&lt;A3&gt;*&lt;C3&gt;" office:value-type="float" office:value="53500">
            <text:p text:style-name="P24">53500</text:p>
          </table:table-cell>
          <table:table-cell table:style-name="Tabelle1.E2" table:formula="ooow:&lt;D3&gt;/&lt;A3&gt;" office:value-type="float" office:value="535">
            <text:p text:style-name="P24">535</text:p>
          </table:table-cell>
        </table:table-row>
        <table:table-row>
          <table:table-cell table:style-name="Tabelle1.A2" office:value-type="string">
            <text:p text:style-name="P24">150</text:p>
          </table:table-cell>
          <table:table-cell table:style-name="Tabelle1.A2" office:value-type="string">
            <text:p text:style-name="P24">36000</text:p>
          </table:table-cell>
          <table:table-cell table:style-name="Tabelle1.A2" office:value-type="string">
            <text:p text:style-name="P24">175</text:p>
          </table:table-cell>
          <table:table-cell table:style-name="Tabelle1.D2" table:formula="ooow:&lt;B4&gt;+&lt;A4&gt;*&lt;C4&gt;" office:value-type="float" office:value="62250">
            <text:p text:style-name="P24">62250</text:p>
          </table:table-cell>
          <table:table-cell table:style-name="Tabelle1.E2" table:formula="ooow:&lt;D4&gt;/&lt;A4&gt;" office:value-type="float" office:value="415">
            <text:p text:style-name="P24">415</text:p>
          </table:table-cell>
        </table:table-row>
        <table:table-row>
          <table:table-cell table:style-name="Tabelle1.A2" office:value-type="string">
            <text:p text:style-name="P24">200</text:p>
          </table:table-cell>
          <table:table-cell table:style-name="Tabelle1.A2" office:value-type="string">
            <text:p text:style-name="P24">36000</text:p>
          </table:table-cell>
          <table:table-cell table:style-name="Tabelle1.A2" office:value-type="string">
            <text:p text:style-name="P24">175</text:p>
          </table:table-cell>
          <table:table-cell table:style-name="Tabelle1.D2" table:formula="ooow:&lt;B5&gt;+&lt;A5&gt;*&lt;C5&gt;" office:value-type="float" office:value="71000">
            <text:p text:style-name="P24">71000</text:p>
          </table:table-cell>
          <table:table-cell table:style-name="Tabelle1.E2" table:formula="ooow:&lt;D5&gt;/&lt;A5&gt;" office:value-type="float" office:value="355">
            <text:p text:style-name="P24">355</text:p>
          </table:table-cell>
        </table:table-row>
        <table:table-row>
          <table:table-cell table:style-name="Tabelle1.A2" office:value-type="string">
            <text:p text:style-name="P24">250</text:p>
          </table:table-cell>
          <table:table-cell table:style-name="Tabelle1.A2" office:value-type="string">
            <text:p text:style-name="P24">36000</text:p>
          </table:table-cell>
          <table:table-cell table:style-name="Tabelle1.A2" office:value-type="string">
            <text:p text:style-name="P24">175</text:p>
          </table:table-cell>
          <table:table-cell table:style-name="Tabelle1.D2" table:formula="ooow:&lt;B6&gt;+&lt;A6&gt;*&lt;C6&gt;" office:value-type="float" office:value="79750">
            <text:p text:style-name="P24">79750</text:p>
          </table:table-cell>
          <table:table-cell table:style-name="Tabelle1.E2" table:formula="ooow:&lt;D6&gt;/&lt;A6&gt;" office:value-type="float" office:value="319">
            <text:p text:style-name="P24">319</text:p>
          </table:table-cell>
        </table:table-row>
        <table:table-row>
          <table:table-cell table:style-name="Tabelle1.A2" office:value-type="string">
            <text:p text:style-name="P24">300</text:p>
          </table:table-cell>
          <table:table-cell table:style-name="Tabelle1.A2" office:value-type="string">
            <text:p text:style-name="P24">36000</text:p>
          </table:table-cell>
          <table:table-cell table:style-name="Tabelle1.A2" office:value-type="string">
            <text:p text:style-name="P24">175</text:p>
          </table:table-cell>
          <table:table-cell table:style-name="Tabelle1.D2" table:formula="ooow:&lt;B7&gt;+&lt;A7&gt;*&lt;C7&gt;" office:value-type="float" office:value="88500">
            <text:p text:style-name="P24">88500</text:p>
          </table:table-cell>
          <table:table-cell table:style-name="Tabelle1.E2" table:formula="ooow:&lt;D7&gt;/&lt;A7&gt;" office:value-type="float" office:value="295">
            <text:p text:style-name="P24">295</text:p>
          </table:table-cell>
        </table:table-row>
        <table:table-row>
          <table:table-cell table:style-name="Tabelle1.A2" office:value-type="string">
            <text:p text:style-name="P24">350</text:p>
          </table:table-cell>
          <table:table-cell table:style-name="Tabelle1.A2" office:value-type="string">
            <text:p text:style-name="P24">36000</text:p>
          </table:table-cell>
          <table:table-cell table:style-name="Tabelle1.A2" office:value-type="string">
            <text:p text:style-name="P24">175</text:p>
          </table:table-cell>
          <table:table-cell table:style-name="Tabelle1.D2" table:formula="ooow:&lt;B8&gt;+&lt;A8&gt;*&lt;C8&gt;" office:value-type="float" office:value="97250">
            <text:p text:style-name="P24">97250</text:p>
          </table:table-cell>
          <table:table-cell table:style-name="Tabelle1.E2" table:formula="ooow:&lt;D8&gt;/&lt;A8&gt;" office:value-type="float" office:value="277.857142857143">
            <text:p text:style-name="P24">277,86</text:p>
          </table:table-cell>
        </table:table-row>
        <table:table-row>
          <table:table-cell table:style-name="Tabelle1.A2" office:value-type="string">
            <text:p text:style-name="P24">400</text:p>
          </table:table-cell>
          <table:table-cell table:style-name="Tabelle1.A2" office:value-type="string">
            <text:p text:style-name="P24">36000</text:p>
          </table:table-cell>
          <table:table-cell table:style-name="Tabelle1.A2" office:value-type="string">
            <text:p text:style-name="P24">175</text:p>
          </table:table-cell>
          <table:table-cell table:style-name="Tabelle1.D2" table:formula="ooow:&lt;B9&gt;+&lt;A9&gt;*&lt;C9&gt;" office:value-type="float" office:value="106000">
            <text:p text:style-name="P24">106000</text:p>
          </table:table-cell>
          <table:table-cell table:style-name="Tabelle1.E2" table:formula="ooow:&lt;D9&gt;/&lt;A9&gt;" office:value-type="float" office:value="265">
            <text:p text:style-name="P24">265</text:p>
          </table:table-cell>
        </table:table-row>
      </table:table>
      <text:p text:style-name="P3"/>
      <text:p text:style-name="P7">a)</text:p>
      <text:p text:style-name="P6">3 000 000 + 1000 x = 1250 x<text:tab/><text:tab/>| -1000x</text:p>
      <text:p text:style-name="P5">3 000 000 = 250 x<text:tab/><text:tab/><text:tab/>| :250</text:p>
      <text:p text:style-name="P5">x = 12 000</text:p>
      <text:p text:style-name="P7"/>
      <text:p text:style-name="P7">c)</text:p>
      <text:p text:style-name="P7"/>
      <text:p text:style-name="P11">2.)</text:p>
      <text:p text:style-name="P11">Eigenfertigung: 12 * 11 000 + 65 * x</text:p>
      <text:p text:style-name="P11">Fremdbezug: 98 * x</text:p>
      <text:p text:style-name="P11">Kritische Masse: 4000 (3840 menge benötigt)</text:p>
      <text:p text:style-name="P12"><text:span text:style-name="T5">( </text:span>12 * 11 000 + 65 * 3840 <text:span text:style-name="T5">) / </text:span>3840<text:span text:style-name="T5"> </text:span><text:s/>= <text:span text:style-name="T5">( </text:span>132 000 + <text:span text:style-name="T5">249 600 ) / 3840 = 99,38 pro Stück</text:span></text:p>
      <text:p text:style-name="P12"/>
      <text:p text:style-name="P12"/>
      <text:p text:style-name="P11">3.)</text:p>
      <text:p text:style-name="P10"><text:span text:style-name="T4">Eigenfertigung: </text:span><text:span text:style-name="T5">3 500</text:span><text:span text:style-name="T4"> + </text:span><text:span text:style-name="T5">( <text:s/>0,85 + 1,25 + 0,15 )</text:span><text:span text:style-name="T4"> * x</text:span></text:p>
      <text:p text:style-name="P10"><text:span text:style-name="T4">Fremdbezug: </text:span><text:span text:style-name="T5">2,95</text:span><text:span text:style-name="T4"> * x</text:span></text:p>
      <text:p text:style-name="P10"><text:span text:style-name="T4">Kritische Masse: </text:span><text:span text:style-name="T5">5000</text:span><text:span text:style-name="T4"> (</text:span><text:span text:style-name="T5">4000</text:span><text:span text:style-name="T4"> menge benötigt)</text:span></text:p>
      <text:p text:style-name="P12"/>
      <text:p text:style-name="P1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5">Make</text:p>
          </table:table-cell>
          <table:table-cell table:style-name="Tabelle2.B1" office:value-type="string">
            <text:p text:style-name="P8">Buy</text:p>
          </table:table-cell>
        </table:table-row>
        <table:table-row>
          <table:table-cell table:style-name="Tabelle2.A2" office:value-type="string">
            <text:p text:style-name="Table_20_Contents">- <text:span text:style-name="T2">Kostenersparnis bei großer Menge</text:span></text:p>
            <text:p text:style-name="Table_20_Contents">- <text:span text:style-name="T2">Änderungen sind schneller möglich</text:span></text:p>
            <text:p text:style-name="Table_20_Contents">- <text:span text:style-name="T3">U</text:span><text:span text:style-name="T2">nabhängigkeit</text:span></text:p>
            <text:p text:style-name="Table_20_Contents">- <text:span text:style-name="T3">höhere Individualität</text:span></text:p>
          </table:table-cell>
          <table:table-cell table:style-name="Tabelle2.B2" office:value-type="string">
            <text:p text:style-name="Table_20_Contents">- <text:span text:style-name="T3">keine Entwicklungskosten</text:span></text:p>
            <text:p text:style-name="Table_20_Contents">- <text:span text:style-name="T3">schneller Produkt anbieten</text:span></text:p>
            <text:p text:style-name="Table_20_Contents">- <text:span text:style-name="T3">Organisationsaufwand geringer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Der Deckungsbeitrag</text:p>
      <text:p text:style-name="P14">~ ist der Beitrag am Erlös der über die Deckung der variablen Kosten hinaus geht, um auch die fixen Kosten abzudecken.</text:p>
      <text:p text:style-name="P15">Preis Stückerlös e – variable Kosten Kv = Stückdeckungsbeitrag db</text:p>
      <text:p text:style-name="P15">db – fixe Kosten Kf = Stückgewinn g</text:p>
      <text:p text:style-name="P15"/>
      <text:p text:style-name="P15">Erlöse E – variable Gesamtkosten = Gesamtdeckungskosten DB</text:p>
      <text:p text:style-name="P15">DB – fixe Gesamtkosten = Betriebsergebnis</text:p>
      <text:p text:style-name="P18">Prüfungsbeliebt</text:p>
      <text:p text:style-name="P16">Kurzfriste Kostendeckung ist die Deckung der variablen Kosten.</text:p>
      <text:p text:style-name="P16">Langfristige Kostendeckung ist die Deckung der variablen und fixen Kosten.</text:p>
      <text:p text:style-name="P17"/>
      <text:p text:style-name="P21">Break-Even-Point</text:p>
      <text:p text:style-name="P19">Prüfungsbeliebt</text:p>
      <text:p text:style-name="P20">E (Erlös) = K (Kosten)</text:p>
      <text:p text:style-name="P20">e * x = Kf + Kv * x<text:tab/>| -Kv * x</text:p>
      <text:p text:style-name="P20">x * ( e – Kv) = Kf</text:p>
      <text:p text:style-name="P20">x * db (Deckungsbeitrag) = Kf<text:tab/>| :db</text:p>
      <text:p text:style-name="P21">x <text:span text:style-name="T6">(Stück)</text:span> = (Kf / db )</text:p>
      <text:p text:style-name="P20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07:57:05.957000000</meta:creation-date>
    <dc:date>2022-01-29T12:07:27.522000000</dc:date>
    <meta:editing-duration>PT1H44M12S</meta:editing-duration>
    <meta:editing-cycles>21</meta:editing-cycles>
    <meta:generator>LibreOffice/7.0.1.2$Windows_X86_64 LibreOffice_project/7cbcfc562f6eb6708b5ff7d7397325de9e764452</meta:generator>
    <meta:document-statistic meta:table-count="2" meta:image-count="0" meta:object-count="0" meta:page-count="2" meta:paragraph-count="87" meta:word-count="296" meta:character-count="1575" meta:non-whitespace-character-count="1356"/>
  </office:meta>
</office:document-meta>
</file>